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808080" draw:textarea-horizontal-align="justify" draw:textarea-vertical-align="middle" draw:auto-grow-height="false" fo:min-height="0.115cm" fo:min-width="0.953cm"/>
    </style:style>
    <style:style style:name="gr2" style:family="graphic" style:parent-style-name="standard">
      <style:graphic-properties svg:stroke-color="#808080" draw:fill-color="#808080" draw:textarea-horizontal-align="justify" draw:textarea-vertical-align="middle" draw:auto-grow-height="false" fo:min-height="0.115cm" fo:min-width="0.956cm"/>
    </style:style>
    <style:style style:name="gr3" style:family="graphic" style:parent-style-name="standard">
      <style:graphic-properties svg:stroke-color="#808080" draw:fill-color="#808080" draw:textarea-horizontal-align="justify" draw:textarea-vertical-align="middle" draw:auto-grow-height="false" fo:min-height="0.115cm" fo:min-width="0.955cm"/>
    </style:style>
    <style:style style:name="gr4" style:family="graphic" style:parent-style-name="standard">
      <style:graphic-properties svg:stroke-color="#808080" draw:fill-color="#808080" draw:textarea-horizontal-align="justify" draw:textarea-vertical-align="middle" draw:auto-grow-height="false" fo:min-height="0.115cm" fo:min-width="0.957cm"/>
    </style:style>
    <style:style style:name="gr5" style:family="graphic" style:parent-style-name="standard">
      <style:graphic-properties svg:stroke-color="#808080" draw:fill-color="#808080" draw:textarea-horizontal-align="justify" draw:textarea-vertical-align="middle" draw:auto-grow-height="false" fo:min-height="0.115cm" fo:min-width="0.954cm"/>
    </style:style>
    <style:style style:name="gr6" style:family="graphic" style:parent-style-name="standard">
      <style:graphic-properties svg:stroke-color="#808080" draw:fill-color="#808080" draw:textarea-horizontal-align="justify" draw:textarea-vertical-align="middle" draw:auto-grow-height="false" fo:min-height="0.112cm" fo:min-width="0.954cm"/>
    </style:style>
    <style:style style:name="gr7" style:family="graphic" style:parent-style-name="standard">
      <style:graphic-properties svg:stroke-color="#808080" draw:fill-color="#808080" draw:textarea-horizontal-align="justify" draw:textarea-vertical-align="middle" draw:auto-grow-height="false" fo:min-height="0.113cm" fo:min-width="0.954cm"/>
    </style:style>
    <style:style style:name="gr8" style:family="graphic" style:parent-style-name="standard">
      <style:graphic-properties svg:stroke-color="#808080" draw:fill-color="#808080" draw:textarea-horizontal-align="justify" draw:textarea-vertical-align="middle" draw:auto-grow-height="false" fo:min-height="0.111cm" fo:min-width="0.954cm"/>
    </style:style>
    <style:style style:name="gr9" style:family="graphic" style:parent-style-name="standard">
      <style:graphic-properties svg:stroke-color="#808080" draw:fill-color="#808080" draw:textarea-horizontal-align="justify" draw:textarea-vertical-align="middle" draw:auto-grow-height="false" fo:min-height="0.114cm" fo:min-width="0.954cm"/>
    </style:style>
    <style:style style:name="gr10" style:family="graphic" style:parent-style-name="standard">
      <style:graphic-properties svg:stroke-color="#808080" draw:fill-color="#808080" draw:textarea-horizontal-align="justify" draw:textarea-vertical-align="middle" draw:auto-grow-height="false" fo:min-height="0.112cm" fo:min-width="0.953cm"/>
    </style:style>
    <style:style style:name="gr11" style:family="graphic" style:parent-style-name="standard">
      <style:graphic-properties svg:stroke-color="#808080" draw:fill-color="#808080" draw:textarea-horizontal-align="justify" draw:textarea-vertical-align="middle" draw:auto-grow-height="false" fo:min-height="0.112cm" fo:min-width="0.956cm"/>
    </style:style>
    <style:style style:name="gr12" style:family="graphic" style:parent-style-name="standard">
      <style:graphic-properties svg:stroke-color="#808080" draw:fill-color="#808080" draw:textarea-horizontal-align="justify" draw:textarea-vertical-align="middle" draw:auto-grow-height="false" fo:min-height="0.112cm" fo:min-width="0.955cm"/>
    </style:style>
    <style:style style:name="gr13" style:family="graphic" style:parent-style-name="standard">
      <style:graphic-properties svg:stroke-color="#808080" draw:fill-color="#808080" draw:textarea-horizontal-align="justify" draw:textarea-vertical-align="middle" draw:auto-grow-height="false" fo:min-height="0.112cm" fo:min-width="0.957cm"/>
    </style:style>
    <style:style style:name="gr14" style:family="graphic" style:parent-style-name="standard">
      <style:graphic-properties svg:stroke-color="#808080" draw:fill-color="#808080" draw:textarea-horizontal-align="justify" draw:textarea-vertical-align="middle" draw:auto-grow-height="false" fo:min-height="0.113cm" fo:min-width="0.955cm"/>
    </style:style>
    <style:style style:name="gr15" style:family="graphic" style:parent-style-name="standard">
      <style:graphic-properties svg:stroke-color="#808080" draw:fill-color="#808080" draw:textarea-horizontal-align="justify" draw:textarea-vertical-align="middle" draw:auto-grow-height="false" fo:min-height="0.111cm" fo:min-width="0.955cm"/>
    </style:style>
    <style:style style:name="gr16" style:family="graphic" style:parent-style-name="standard">
      <style:graphic-properties svg:stroke-color="#808080" draw:fill-color="#808080" draw:textarea-horizontal-align="justify" draw:textarea-vertical-align="middle" draw:auto-grow-height="false" fo:min-height="0.114cm" fo:min-width="0.955cm"/>
    </style:style>
    <style:style style:name="gr17" style:family="graphic" style:parent-style-name="standard">
      <style:graphic-properties svg:stroke-color="#808080" draw:fill-color="#808080" draw:textarea-horizontal-align="justify" draw:textarea-vertical-align="middle" draw:auto-grow-height="false" fo:min-height="0.113cm" fo:min-width="0.953cm"/>
    </style:style>
    <style:style style:name="gr18" style:family="graphic" style:parent-style-name="standard">
      <style:graphic-properties svg:stroke-color="#808080" draw:fill-color="#808080" draw:textarea-horizontal-align="justify" draw:textarea-vertical-align="middle" draw:auto-grow-height="false" fo:min-height="0.113cm" fo:min-width="0.956cm"/>
    </style:style>
    <style:style style:name="gr19" style:family="graphic" style:parent-style-name="standard">
      <style:graphic-properties svg:stroke-color="#808080" draw:fill-color="#808080" draw:textarea-horizontal-align="justify" draw:textarea-vertical-align="middle" draw:auto-grow-height="false" fo:min-height="0.113cm" fo:min-width="0.957cm"/>
    </style:style>
    <style:style style:name="gr20" style:family="graphic" style:parent-style-name="standard">
      <style:graphic-properties svg:stroke-color="#808080" draw:fill-color="#808080" draw:textarea-horizontal-align="justify" draw:textarea-vertical-align="middle" draw:auto-grow-height="false" fo:min-height="0.111cm" fo:min-width="0.953cm"/>
    </style:style>
    <style:style style:name="gr21" style:family="graphic" style:parent-style-name="standard">
      <style:graphic-properties svg:stroke-color="#808080" draw:fill-color="#808080" draw:textarea-horizontal-align="justify" draw:textarea-vertical-align="middle" draw:auto-grow-height="false" fo:min-height="0.114cm" fo:min-width="0.953cm"/>
    </style:style>
    <style:style style:name="gr22" style:family="graphic" style:parent-style-name="standard">
      <style:graphic-properties svg:stroke-color="#808080" draw:fill-color="#808080" draw:textarea-horizontal-align="justify" draw:textarea-vertical-align="middle" draw:auto-grow-height="false" fo:min-height="0.111cm" fo:min-width="0.956cm"/>
    </style:style>
    <style:style style:name="gr23" style:family="graphic" style:parent-style-name="standard">
      <style:graphic-properties svg:stroke-color="#808080" draw:fill-color="#808080" draw:textarea-horizontal-align="justify" draw:textarea-vertical-align="middle" draw:auto-grow-height="false" fo:min-height="0.111cm" fo:min-width="0.957cm"/>
    </style:style>
    <style:style style:name="gr24" style:family="graphic" style:parent-style-name="standard">
      <style:graphic-properties svg:stroke-color="#808080" draw:fill-color="#808080" draw:textarea-horizontal-align="justify" draw:textarea-vertical-align="middle" draw:auto-grow-height="false" fo:min-height="0.114cm" fo:min-width="0.956cm"/>
    </style:style>
    <style:style style:name="gr25" style:family="graphic" style:parent-style-name="standard">
      <style:graphic-properties svg:stroke-color="#808080" draw:fill-color="#808080" draw:textarea-horizontal-align="justify" draw:textarea-vertical-align="middle" draw:auto-grow-height="false" fo:min-height="0.114cm" fo:min-width="0.957cm"/>
    </style:style>
    <style:style style:name="gr26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1.083cm" fo:min-width="0.833cm"/>
    </style:style>
    <style:style style:name="gr27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1.083cm" fo:min-width="0.834cm"/>
    </style:style>
    <style:style style:name="gr28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1.084cm" fo:min-width="0.833cm"/>
    </style:style>
    <style:style style:name="gr29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1.084cm" fo:min-width="0.834cm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="solid" draw:fill-color="#b2b2b2"/>
      <style:paragraph-properties fo:margin-top="0.1cm" fo:margin-bottom="0cm"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453cm" svg:height="0.365cm" svg:x="2.941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56cm" svg:height="0.365cm" svg:x="5.848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55cm" svg:height="0.365cm" svg:x="8.758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457cm" svg:height="0.365cm" svg:x="11.666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54cm" svg:height="0.365cm" draw:transform="rotate (1.5707963267949) translate (2cm 4.18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54cm" svg:height="0.362cm" draw:transform="rotate (1.5707963267949) translate (4.91cm 4.18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54cm" svg:height="0.363cm" draw:transform="rotate (1.5707963267949) translate (7.819cm 4.1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54cm" svg:height="0.361cm" draw:transform="rotate (1.5707963267949) translate (10.729cm 4.18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54cm" svg:height="0.364cm" draw:transform="rotate (1.5707963267949) translate (13.636cm 4.1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3cm" svg:height="0.362cm" svg:x="2.941cm" svg:y="4.9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456cm" svg:height="0.362cm" svg:x="5.848cm" svg:y="4.9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455cm" svg:height="0.362cm" svg:x="8.758cm" svg:y="4.9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457cm" svg:height="0.362cm" svg:x="11.666cm" svg:y="4.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55cm" svg:height="0.365cm" draw:transform="rotate (1.5707963267949) translate (2cm 7.09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455cm" svg:height="0.362cm" draw:transform="rotate (1.5707963267949) translate (4.91cm 7.09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455cm" svg:height="0.363cm" draw:transform="rotate (1.5707963267949) translate (7.819cm 7.09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455cm" svg:height="0.361cm" draw:transform="rotate (1.5707963267949) translate (10.729cm 7.09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455cm" svg:height="0.364cm" draw:transform="rotate (1.5707963267949) translate (13.636cm 7.09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453cm" svg:height="0.363cm" svg:x="2.941cm" svg:y="7.81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456cm" svg:height="0.363cm" svg:x="5.848cm" svg:y="7.81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455cm" svg:height="0.363cm" svg:x="8.758cm" svg:y="7.81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457cm" svg:height="0.363cm" svg:x="11.666cm" svg:y="7.8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53cm" svg:height="0.365cm" draw:transform="rotate (1.5707963267949) translate (2cm 9.99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3cm" svg:height="0.362cm" draw:transform="rotate (1.5707963267949) translate (4.91cm 9.998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453cm" svg:height="0.363cm" draw:transform="rotate (1.5707963267949) translate (7.819cm 9.998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453cm" svg:height="0.361cm" draw:transform="rotate (1.5707963267949) translate (10.729cm 9.998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453cm" svg:height="0.364cm" draw:transform="rotate (1.5707963267949) translate (13.636cm 9.998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453cm" svg:height="0.361cm" svg:x="2.941cm" svg:y="10.72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456cm" svg:height="0.361cm" svg:x="5.848cm" svg:y="10.72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455cm" svg:height="0.361cm" svg:x="8.758cm" svg:y="10.72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457cm" svg:height="0.361cm" svg:x="11.666cm" svg:y="10.72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53cm" svg:height="0.365cm" draw:transform="rotate (1.5707963267949) translate (2cm 12.90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3cm" svg:height="0.362cm" draw:transform="rotate (1.5707963267949) translate (4.91cm 12.908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453cm" svg:height="0.363cm" draw:transform="rotate (1.5707963267949) translate (7.819cm 12.908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453cm" svg:height="0.361cm" draw:transform="rotate (1.5707963267949) translate (10.729cm 12.908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453cm" svg:height="0.364cm" draw:transform="rotate (1.5707963267949) translate (13.636cm 12.908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453cm" svg:height="0.364cm" svg:x="2.941cm" svg:y="13.6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456cm" svg:height="0.364cm" svg:x="5.848cm" svg:y="13.63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455cm" svg:height="0.364cm" svg:x="8.758cm" svg:y="13.63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457cm" svg:height="0.364cm" svg:x="11.666cm" svg:y="13.63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16cm" svg:y="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334cm" svg:height="1.333cm" svg:x="17.333cm" svg:y="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18.667cm" svg:y="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20cm" svg:y="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334cm" svg:height="1.333cm" svg:x="21.333cm" svg:y="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22.667cm" svg:y="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24cm" svg:y="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334cm" svg:height="1.333cm" svg:x="25.333cm" svg:y="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26.667cm" svg:y="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333cm" svg:height="1.334cm" svg:x="16cm" svg:y="3.3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334cm" svg:height="1.334cm" svg:x="17.333cm" svg:y="3.33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333cm" svg:height="1.334cm" svg:x="18.667cm" svg:y="3.33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333cm" svg:height="1.334cm" svg:x="20cm" svg:y="3.3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334cm" svg:height="1.334cm" svg:x="21.333cm" svg:y="3.33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333cm" svg:height="1.334cm" svg:x="22.667cm" svg:y="3.33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333cm" svg:height="1.334cm" svg:x="24cm" svg:y="3.3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334cm" svg:height="1.334cm" svg:x="25.333cm" svg:y="3.33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333cm" svg:height="1.334cm" svg:x="26.667cm" svg:y="3.33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16cm" svg:y="4.6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334cm" svg:height="1.333cm" svg:x="17.333cm" svg:y="4.6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18.667cm" svg:y="4.6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20cm" svg:y="4.6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334cm" svg:height="1.333cm" svg:x="21.333cm" svg:y="4.6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22.667cm" svg:y="4.6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24cm" svg:y="4.6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334cm" svg:height="1.333cm" svg:x="25.333cm" svg:y="4.6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26.667cm" svg:y="4.6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16cm" svg:y="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334cm" svg:height="1.333cm" svg:x="17.333cm" svg:y="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18.667cm" svg:y="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20cm" svg:y="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334cm" svg:height="1.333cm" svg:x="21.333cm" svg:y="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22.667cm" svg:y="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24cm" svg:y="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334cm" svg:height="1.333cm" svg:x="25.333cm" svg:y="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26.667cm" svg:y="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333cm" svg:height="1.334cm" svg:x="16cm" svg:y="7.3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334cm" svg:height="1.334cm" svg:x="17.333cm" svg:y="7.33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333cm" svg:height="1.334cm" svg:x="18.667cm" svg:y="7.33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333cm" svg:height="1.334cm" svg:x="20cm" svg:y="7.3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334cm" svg:height="1.334cm" svg:x="21.333cm" svg:y="7.33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333cm" svg:height="1.334cm" svg:x="22.667cm" svg:y="7.33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333cm" svg:height="1.334cm" svg:x="24cm" svg:y="7.3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334cm" svg:height="1.334cm" svg:x="25.333cm" svg:y="7.33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333cm" svg:height="1.334cm" svg:x="26.667cm" svg:y="7.33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16cm" svg:y="8.6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334cm" svg:height="1.333cm" svg:x="17.333cm" svg:y="8.6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18.667cm" svg:y="8.6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20cm" svg:y="8.6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334cm" svg:height="1.333cm" svg:x="21.333cm" svg:y="8.6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22.667cm" svg:y="8.6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24cm" svg:y="8.6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334cm" svg:height="1.333cm" svg:x="25.333cm" svg:y="8.6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26.667cm" svg:y="8.6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16cm" svg:y="10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334cm" svg:height="1.333cm" svg:x="17.333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18.667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20cm" svg:y="10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334cm" svg:height="1.333cm" svg:x="21.333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22.667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24cm" svg:y="10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334cm" svg:height="1.333cm" svg:x="25.333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26.667cm" svg:y="10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333cm" svg:height="1.334cm" svg:x="16cm" svg:y="11.3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334cm" svg:height="1.334cm" svg:x="17.333cm" svg:y="11.33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333cm" svg:height="1.334cm" svg:x="18.667cm" svg:y="11.33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333cm" svg:height="1.334cm" svg:x="20cm" svg:y="11.3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334cm" svg:height="1.334cm" svg:x="21.333cm" svg:y="11.33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333cm" svg:height="1.334cm" svg:x="22.667cm" svg:y="11.33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333cm" svg:height="1.334cm" svg:x="24cm" svg:y="11.3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334cm" svg:height="1.334cm" svg:x="25.333cm" svg:y="11.33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333cm" svg:height="1.334cm" svg:x="26.667cm" svg:y="11.33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16cm" svg:y="12.6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334cm" svg:height="1.333cm" svg:x="17.333cm" svg:y="12.6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18.667cm" svg:y="12.6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20cm" svg:y="12.6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334cm" svg:height="1.333cm" svg:x="21.333cm" svg:y="12.6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22.667cm" svg:y="12.6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24cm" svg:y="12.6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334cm" svg:height="1.333cm" svg:x="25.333cm" svg:y="12.6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26.667cm" svg:y="12.66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8T10:29:08.423059785</meta:creation-date>
    <dc:date>2019-05-28T11:00:56.686171185</dc:date>
    <meta:editing-duration>PT10M46S</meta:editing-duration>
    <meta:editing-cycles>2</meta:editing-cycles>
    <meta:generator>LibreOffice/6.1.6.3$Linux_X86_64 LibreOffice_project/10$Build-3</meta:generator>
    <meta:document-statistic meta:object-count="121"/>
  </office:meta>
</office:document-meta>
</file>